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2700000197020F961EC6FEE09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886cm" svg:height="10.996cm" svg:x="-0.086cm" svg:y="0cm">
          <draw:image xlink:href="Pictures/100002010000022700000197020F961EC6FEE09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05T17:32:16.585953000</dc:date>
    <meta:editing-duration>PT1M7S</meta:editing-duration>
    <meta:editing-cycles>1</meta:editing-cycles>
    <meta:document-statistic meta:object-count="1"/>
    <meta:generator>LibreOffice/5.4.3.2$MacOSX_X86_64 LibreOffice_project/92a7159f7e4af62137622921e809f8546db437e5</meta:generator>
  </office:meta>
</office:document-meta>
</file>